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table:number-columns-repeated="4"/>
          <table:table-cell table:style-name="ce26"/>
          <table:table-cell table:style-name="ce26" table:formula="of:=SUM([.B3:.F3])" office:value-type="float" office:value="15900" calcext:value-type="float">
            <text:p>159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662.5" calcext:value-type="float">
            <text:p>662.5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2"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662.5" calcext:value-type="float">
            <text:p>662.5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table:style-name="ce58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table:style-name="ce58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C30];[.F30])" office:value-type="float" office:value="662.5" calcext:value-type="float">
            <text:p>662.5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D30];[.E30];[.F30])" office:value-type="float" office:value="662.5" calcext:value-type="float">
            <text:p>662.5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662.5" calcext:value-type="float">
            <text:p>662.5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C30];[.E30];[.F30])" office:value-type="float" office:value="662.5" calcext:value-type="float">
            <text:p>662.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30])" office:value-type="float" office:value="662.5" calcext:value-type="float">
            <text:p>662.5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];[.D30];[.E30];[.F30])" office:value-type="float" office:value="662.5" calcext:value-type="float">
            <text:p>662.5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table:style-name="ce65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office:value-type="string" calcext:value-type="string">
            <text:p>Ani G</text:p>
          </table:table-cell>
          <table:table-cell table:style-name="ce36"/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662.5" calcext:value-type="float">
            <text:p>662.5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4" office:value-type="float" office:value="662.5" calcext:value-type="float">
            <text:p>662.5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/>
          <table:table-cell table:style-name="ce26" table:formula="of:=SUM([.H4:.H29])" office:value-type="float" office:value="16562.5" calcext:value-type="float">
            <text:p>16562.5</text:p>
          </table:table-cell>
          <table:table-cell table:style-name="ce4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0:41:22.135388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6T10:52:19.633940257</dc:date>
    <meta:editing-duration>P12DT21H32M42S</meta:editing-duration>
    <meta:editing-cycles>3630</meta:editing-cycles>
    <meta:generator>LibreOffice/4.2.8.2$Linux_X86_64 LibreOffice_project/420m0$Build-2</meta:generator>
    <meta:document-statistic meta:table-count="23" meta:cell-count="10809" meta:object-count="0"/>
  </office:meta>
</office:document-meta>
</file>